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7ddc5" officeooo:paragraph-rsid="0007ddc5"/>
    </style:style>
    <style:style style:name="P2" style:family="paragraph" style:parent-style-name="Standard">
      <style:text-properties officeooo:rsid="000df499" officeooo:paragraph-rsid="000df499"/>
    </style:style>
    <style:style style:name="P3" style:family="paragraph" style:parent-style-name="Standard">
      <style:paragraph-properties fo:margin-top="0.101cm" fo:margin-bottom="0.101cm" loext:contextual-spacing="false"/>
      <style:text-properties officeooo:rsid="0005356c" officeooo:paragraph-rsid="0005356c"/>
    </style:style>
    <style:style style:name="P4" style:family="paragraph" style:parent-style-name="Standard" style:list-style-name="L1">
      <style:paragraph-properties fo:margin-top="0.101cm" fo:margin-bottom="0.101cm" loext:contextual-spacing="false"/>
      <style:text-properties officeooo:rsid="0005356c" officeooo:paragraph-rsid="0005356c"/>
    </style:style>
    <style:style style:name="P5" style:family="paragraph" style:parent-style-name="Standard" style:list-style-name="L1">
      <style:paragraph-properties fo:margin-top="0.101cm" fo:margin-bottom="0.101cm" loext:contextual-spacing="false"/>
      <style:text-properties officeooo:rsid="0006cc44" officeooo:paragraph-rsid="0006cc44"/>
    </style:style>
    <style:style style:name="P6" style:family="paragraph" style:parent-style-name="Standard" style:list-style-name="L1">
      <style:paragraph-properties fo:margin-top="0.101cm" fo:margin-bottom="0.101cm" loext:contextual-spacing="false"/>
      <style:text-properties officeooo:rsid="00072e49" officeooo:paragraph-rsid="00072e49"/>
    </style:style>
    <style:style style:name="P7" style:family="paragraph" style:parent-style-name="Standard" style:list-style-name="L1">
      <style:paragraph-properties fo:margin-top="0.101cm" fo:margin-bottom="0.101cm" loext:contextual-spacing="false"/>
      <style:text-properties officeooo:rsid="0009c9a4" officeooo:paragraph-rsid="0009c9a4"/>
    </style:style>
    <style:style style:name="P8" style:family="paragraph" style:parent-style-name="Standard" style:list-style-name="L1">
      <style:paragraph-properties fo:margin-top="0.101cm" fo:margin-bottom="0.101cm" loext:contextual-spacing="false"/>
      <style:text-properties officeooo:rsid="000b5101" officeooo:paragraph-rsid="000b5101"/>
    </style:style>
    <style:style style:name="P9" style:family="paragraph" style:parent-style-name="Standard" style:list-style-name="L1">
      <style:paragraph-properties fo:margin-top="0.101cm" fo:margin-bottom="0.101cm" loext:contextual-spacing="false"/>
      <style:text-properties officeooo:rsid="0007ddc5" officeooo:paragraph-rsid="0007ddc5"/>
    </style:style>
    <style:style style:name="P10" style:family="paragraph" style:parent-style-name="Standard" style:list-style-name="L1">
      <style:paragraph-properties fo:margin-top="0.101cm" fo:margin-bottom="0.101cm" loext:contextual-spacing="false"/>
      <style:text-properties officeooo:rsid="000c2a84" officeooo:paragraph-rsid="000c2a84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0b5101"/>
    </style:style>
    <style:style style:name="T3" style:family="text">
      <style:text-properties style:text-underline-style="solid" style:text-underline-width="auto" style:text-underline-color="font-color" officeooo:rsid="000c2a84"/>
    </style:style>
    <style:style style:name="T4" style:family="text">
      <style:text-properties style:text-underline-style="none"/>
    </style:style>
    <style:style style:name="T5" style:family="text">
      <style:text-properties officeooo:rsid="0006cc44"/>
    </style:style>
    <style:style style:name="T6" style:family="text">
      <style:text-properties officeooo:rsid="000b5101"/>
    </style:style>
    <style:style style:name="T7" style:family="text">
      <style:text-properties officeooo:rsid="000c2a84"/>
    </style:style>
    <style:style style:name="T8" style:family="text">
      <style:text-properties officeooo:rsid="000f964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MER</text:p>
      <text:p text:style-name="P3"/>
      <text:list xml:id="list2791515703" text:style-name="L1">
        <text:list-item>
          <text:p text:style-name="P4">Pessoa(<text:span text:style-name="T1">CPF</text:span><text:span text:style-name="T4">, nome, telefone</text:span>)</text:p>
        </text:list-item>
        <text:list-item>
          <text:p text:style-name="P4">Cliente(<text:span text:style-name="T1">CPF</text:span><text:span text:style-name="T4">, endereço</text:span>)</text:p>
        </text:list-item>
        <text:list-item>
          <text:p text:style-name="P4">Setor(<text:span text:style-name="T1">codigo</text:span>, nome<text:span text:style-name="T5">)</text:span></text:p>
        </text:list-item>
        <text:list-item>
          <text:p text:style-name="P4">Funcionario(<text:span text:style-name="T1">matricula</text:span>, CPF, dataAdmi<text:span text:style-name="T8">cao</text:span>, salario, codSetor<text:span text:style-name="T5">)</text:span></text:p>
        </text:list-item>
        <text:list-item>
          <text:p text:style-name="P5">GerenciaSetor(<text:span text:style-name="T1">gerente</text:span>, <text:span text:style-name="T1">codSetor</text:span>, dataInicio, dataFim)</text:p>
        </text:list-item>
        <text:list-item>
          <text:p text:style-name="P4">Venda(<text:span text:style-name="T1">codVenda</text:span>, data, formaPagamento, valor, cpfCliente, mat<text:span text:style-name="T5">Funcionario</text:span>)</text:p>
        </text:list-item>
        <text:list-item>
          <text:p text:style-name="P6">Compra(<text:span text:style-name="T1">codigo</text:span>, valor, data, matFuncionario)</text:p>
        </text:list-item>
        <text:list-item>
          <text:p text:style-name="P6">Cartão(<text:span text:style-name="T1">numero</text:span>, bandeira, parcelas, titular)</text:p>
        </text:list-item>
        <text:list-item>
          <text:p text:style-name="P7">VendaCartao(<text:span text:style-name="T1">numeroCartao</text:span>, <text:span text:style-name="T1">codVenda</text:span>)</text:p>
        </text:list-item>
        <text:list-item>
          <text:p text:style-name="P6">Fornecedor(<text:span text:style-name="T1">CNPJ</text:span>, nome, numEndereco, rua, cidade, bairro)</text:p>
        </text:list-item>
        <text:list-item>
          <text:p text:style-name="P6">TelefoneFornecedor(<text:span text:style-name="T1">CNPJ</text:span>, <text:span text:style-name="T1">telefone</text:span>)</text:p>
        </text:list-item>
        <text:list-item>
          <text:p text:style-name="P8">CompraFornercedor(<text:span text:style-name="T3">CNPJ</text:span><text:span text:style-name="T7">, </text:span><text:span text:style-name="T3">codCompra</text:span>)</text:p>
        </text:list-item>
        <text:list-item>
          <text:p text:style-name="P9">Produto(<text:span text:style-name="T1">codBarras</text:span>, valorUnid, descricao)</text:p>
        </text:list-item>
        <text:list-item>
          <text:p text:style-name="P10">FornecedorProduto(<text:span text:style-name="T1">CNPJ</text:span>, <text:span text:style-name="T1">codBarrasProduto</text:span>)</text:p>
        </text:list-item>
        <text:list-item>
          <text:p text:style-name="P7">CompraProduto(<text:span text:style-name="T2">codCompra</text:span><text:span text:style-name="T6">, </text:span><text:span text:style-name="T2">codBarrasProduto</text:span>)</text:p>
        </text:list-item>
        <text:list-item>
          <text:p text:style-name="P7">VendaProduto(<text:span text:style-name="T1">codVenda</text:span>, <text:span text:style-name="T1">codBarrasProduto</text:span>, quantidade)</text:p>
        </text:list-item>
        <text:list-item>
          <text:p text:style-name="P9">Estoque(idLote, produtosLote, dataFornecimento, <text:s/>dataValidade, quantidadeLotes, codBarrasProduto)</text:p>
        </text:list-item>
      </text:list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30T14:24:17.066279340</meta:creation-date>
    <dc:date>2018-08-31T10:31:53.056312732</dc:date>
    <meta:editing-duration>PT1H23M4S</meta:editing-duration>
    <meta:editing-cycles>3</meta:editing-cycles>
    <meta:generator>LibreOffice/6.0.3.2$Linux_X86_64 LibreOffice_project/00m0$Build-2</meta:generator>
    <meta:document-statistic meta:table-count="0" meta:image-count="0" meta:object-count="0" meta:page-count="1" meta:paragraph-count="18" meta:word-count="76" meta:character-count="789" meta:non-whitespace-character-count="747"/>
  </office:meta>
</office:document-meta>
</file>